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Times New Roman3" svg:font-family="'Times New Roman'" style:font-family-generic="roman"/>
    <style:font-face style:name="Times New Roman1" svg:font-family="'Times New Roman'" style:font-adornments="Normal" style:font-family-generic="roman"/>
    <style:font-face style:name="Abyssinica SIL" svg:font-family="'Abyssinica SIL'" style:font-adornments="Bold Italic" style:font-pitch="variable"/>
    <style:font-face style:name="Cantarell" svg:font-family="Cantarell" style:font-adornments="Bold" style:font-pitch="variable"/>
    <style:font-face style:name="Georgia1" svg:font-family="Georgia" style:font-pitch="variable"/>
    <style:font-face style:name="Georgia" svg:font-family="Georgia" style:font-adornments="Regular" style:font-pitch="variable"/>
    <style:font-face style:name="Ubuntu1" svg:font-family="Ubuntu" style:font-pitch="variable"/>
    <style:font-face style:name="Ubuntu" svg:font-family="Ubuntu" style:font-adornments="Bold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Resume_20_Body">
      <style:text-properties officeooo:rsid="001f8693" officeooo:paragraph-rsid="0024f834"/>
    </style:style>
    <style:style style:name="P2" style:family="paragraph" style:parent-style-name="Resume_20_Heading_20_2">
      <style:paragraph-properties fo:break-before="page"/>
    </style:style>
    <style:style style:name="P3" style:family="paragraph" style:parent-style-name="Standard" style:list-style-name="Resume_20_Bullet_20__28_List_20_Style_29_">
      <style:text-properties officeooo:rsid="0014b01d"/>
    </style:style>
    <style:style style:name="P4" style:family="paragraph" style:parent-style-name="Resume_20_Bullet" style:list-style-name="Resume_20_Bullet_20__28_List_20_Style_29_"/>
    <style:style style:name="T1" style:family="text">
      <style:text-properties style:font-name="Times New Roman2" fo:font-size="9pt" fo:font-style="normal" fo:font-weight="normal"/>
    </style:style>
    <style:style style:name="T2" style:family="text">
      <style:text-properties style:font-name="Ubuntu1"/>
    </style:style>
    <style:style style:name="T3" style:family="text">
      <style:text-properties officeooo:rsid="00127f43"/>
    </style:style>
    <style:style style:name="T4" style:family="text">
      <style:text-properties style:font-name="Georgia1" fo:font-size="9pt" fo:font-style="normal" fo:font-weight="normal"/>
    </style:style>
    <style:style style:name="T5" style:family="text">
      <style:text-properties style:font-name="Georgia1" fo:font-size="9pt" fo:font-style="normal" fo:font-weight="normal" style:font-name-asian="Times New Roman3" style:font-name-complex="Times New Roman3"/>
    </style:style>
    <style:style style:name="T6" style:family="text">
      <style:text-properties style:font-name="Georgia1" fo:font-size="9pt" fo:font-style="normal" fo:font-weight="normal" style:font-name-asian="WenQuanYi Micro Hei" style:font-name-complex="Lohit Devanagari"/>
    </style:style>
    <style:style style:name="T7" style:family="text">
      <style:text-properties style:font-name="Georgia1" fo:font-size="9pt" fo:font-style="normal" fo:font-weight="normal" officeooo:rsid="000048d7" style:font-name-asian="WenQuanYi Micro Hei" style:font-name-complex="Lohit Devanagari"/>
    </style:style>
    <style:style style:name="T8" style:family="text">
      <style:text-properties style:font-name="Georgia1" fo:font-size="9pt" fo:font-style="normal" fo:font-weight="normal" officeooo:rsid="0029e94a"/>
    </style:style>
    <style:style style:name="T9" style:family="text">
      <style:text-properties officeooo:rsid="0014b01d"/>
    </style:style>
    <style:style style:name="T10" style:family="text">
      <style:text-properties officeooo:rsid="00152f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Aron Griffis</text:span><text:span text:style-name="T1"><text:tab/></text:span><text:span text:style-name="T4">aron@</text:span><text:span text:style-name="T8">scampersand</text:span><text:span text:style-name="T4">.com <text:s/></text:span><text:span text:style-name="T5">•</text:span><text:span text:style-name="T6"> <text:s/></text:span><text:span text:style-name="T7">857.600.0758</text:span><text:span text:style-name="T4"> <text:s/></text:span><text:span text:style-name="T5">•</text:span><text:span text:style-name="T6"> <text:s/></text:span><text:span text:style-name="T7">Providence, RI</text:span></text:p>
      <text:p text:style-name="Resume_20_Heading_20_1A">Summary</text:p>
      <text:list xml:id="list3544814288587426386" text:style-name="Resume_20_Bullet_20__28_List_20_Style_29_">
        <text:list-item>
          <text:p text:style-name="P4">Twenty years experience <text:span text:style-name="T9">building reliable software and strong relationships.</text:span></text:p>
        </text:list-item>
        <text:list-item>
          <text:p text:style-name="P3">Versatile, articulate, pragmatic and driven.</text:p>
        </text:list-item>
        <text:list-item>
          <text:p text:style-name="P4"><text:bookmark text:name="docs-internal-guid-7f7500f8-bff0-5288-883a-b6a0c6dcb54a"/>Fluent in Python, Django, PostgreSQL, JavaScript, React, D3, Vagrant, Docker, Heroku.</text:p>
        </text:list-item>
        <text:list-item>
          <text:p text:style-name="P4">Prolific open source contributor.</text:p>
        </text:list-item>
      </text:list>
      <text:p text:style-name="Resume_20_Heading_20_1">Career</text:p>
      <text:p text:style-name="Resume_20_Heading_20_2">Principal<text:tab/>Scampersand, 2016</text:p>
      <text:p text:style-name="P1">Scampersand is a micro-agency building software and solving problems for clients. Drawing on my broad experience, I'm able to hit the ground running in a variety of complex technical environments. I dive deep to find workable solutions amid complicated requirements and constraints. Working with my partner Amy, we deliver software that is secure, understandable and maintainable for the long term.</text:p>
      <text:p text:style-name="Resume_20_Heading_20_2">Chief Architect, Brevi<text:tab/>SMBapps, 2015-2016</text:p>
      <text:p text:style-name="Resume_20_Body">Brevi simplifies Facebook advertising for small business. Taking advantage of vertical partner API integration, Brevi <text:span text:style-name="T10">helps businesses create Facebook ads quickly </text:span>with product, offer and links pre-filled.</text:p>
      <text:list xml:id="list675361370" text:style-name="Resume_20_Bullet_20__28_List_20_Style_29_">
        <text:list-item>
          <text:p text:style-name="P4">Delivered OAuth and API integration with six separate partners.</text:p>
        </text:list-item>
        <text:list-item>
          <text:p text:style-name="P4">Developed a React-based interview to collect business details prior to ad generation.</text:p>
        </text:list-item>
        <text:list-item>
          <text:p text:style-name="P4">Wrote a high-performance batching client for the Facebook Graph and Marketing API.</text:p>
        </text:list-item>
        <text:list-item>
          <text:p text:style-name="P4">Selected by Facebook as a Marketing Developer Ninja, one of only 40 worldwide.</text:p>
        </text:list-item>
      </text:list>
      <text:p text:style-name="Resume_20_Heading_20_2">Freelance, PagePart<text:tab/>Griffis Web Tech, 2012-2015</text:p>
      <text:p text:style-name="Resume_20_Body">I was contracted by PagePart, a startup, to build a mobile website editor. A small business owner could sign in with Facebook to generate their initial site using existing Facebook data, after which they could customize the site extensively. A snippet of JavaScript on the original website would detect mobile browsers and redirect to the mobile-friendly PagePart rendering.</text:p>
      <text:list xml:id="list162111990237311" text:continue-numbering="true" text:style-name="Resume_20_Bullet_20__28_List_20_Style_29_">
        <text:list-item>
          <text:p text:style-name="P4">Developed the mobile site generator and editor, <text:span text:style-name="T3">integrating </text:span>with Facebook, Twitter and Google Maps.</text:p>
        </text:list-item>
        <text:list-item>
          <text:p text:style-name="P4">Designed and implemented white label, so that partners could resell PagePart to their clients.</text:p>
        </text:list-item>
        <text:list-item>
          <text:p text:style-name="P4">Migrated deployment from WebFaction to dotCloud and eventually Heroku.</text:p>
        </text:list-item>
      </text:list>
      <text:p text:style-name="Resume_20_Heading_20_2">Web Developer, HP ePrintCenter<text:tab/>Hewlett-Packard, 2010-2012</text:p>
      <text:p text:style-name="Resume_20_Body">ePrintCenter is the customer web site for configuring HP's web-connected printers, as well as the web services behind the scenes to support those printers. I joined the team as a developer and grew into the role of technical lead for Python/Django projects involving ePrintCenter.</text:p>
      <text:list xml:id="list162112470033413" text:continue-numbering="true" text:style-name="Resume_20_Bullet_20__28_List_20_Style_29_">
        <text:list-item>
          <text:p text:style-name="P4">Led development of an HTTP/REST back-end service to streamline the printer application life cycle. The service uses pervasive caching to handle a high volume of requests, and it's entirely covered by unit tests.</text:p>
        </text:list-item>
        <text:list-item>
          <text:p text:style-name="P4">Implemented ePrintCenter exception handling to connect back-end service failures to end user messaging using Python decorators and AJAX.</text:p>
        </text:list-item>
        <text:list-item>
          <text:p text:style-name="P4">Developed localized caching of ePrintCenter using Akamai to cut the load on the Apache servers in half.</text:p>
        </text:list-item>
        <text:list-item>
          <text:p text:style-name="P4">Built a production replica cluster to stage deployments, including upgrading Django and South.</text:p>
        </text:list-item>
      </text:list>
      <text:p text:style-name="Resume_20_Heading_20_2">Security Lead, Open Source and Linux Profession<text:tab/>Hewlett-Packard, 2009-2010</text:p>
      <text:p text:style-name="Resume_20_Body">The OSLP is a formally-recognized collaboration between engineers inside HP, working across organizational boundaries to enable Linux as a viable platform in a predominately Windows environment.</text:p>
      <text:list xml:id="list162112294254204" text:continue-numbering="true" text:style-name="Resume_20_Bullet_20__28_List_20_Style_29_">
        <text:list-item>
          <text:p text:style-name="P4">Led development of an externally-facing HTTP proxy accessible using SSL tunnels with PKCS#11 smart card, certificate-based authentication. This remote access service is now running as a pilot within HP.</text:p>
        </text:list-item>
        <text:list-item>
          <text:p text:style-name="P4">Worked with HP-IT to form a long-term plan to deploy OpenVPN for HP's non-Windows teleworkers.</text:p>
        </text:list-item>
      </text:list>
      <text:p text:style-name="P2">Linux Virtualization Engineer<text:tab/>Hewlett-Packard, 2006-2010</text:p>
      <text:p text:style-name="Resume_20_Body">HP makes high-end machines with large core counts and memory, ideal for virtualization.</text:p>
      <text:list xml:id="list162111034007082" text:continue-numbering="true" text:style-name="Resume_20_Bullet_20__28_List_20_Style_29_">
        <text:list-item>
          <text:p text:style-name="P4">Led a successful cross-company effort (HP, Intel, Fujitsu, Red Hat) porting Xen/IA64 into RHEL 5, including Linux kernel patches and bootloader changes to use the hypervisor.</text:p>
        </text:list-item>
        <text:list-item>
          <text:p text:style-name="P4">Delivered a reference architecture based on the DL785 (a 48-core beast with 256 GB memory) running RHEL 5.4 with KVM. My NUMA-tuned configuration achieved sub-second response with 256 simultaneous guests. The white paper was published by both Red Hat and HP to meet a tight market-driven schedule.</text:p>
        </text:list-item>
        <text:list-item>
          <text:p text:style-name="P4">Wrote “tiler” utility (Bash) and parallelized test harness (Ruby) for VM provisioning and load testing, in support of building the reference architecture.</text:p>
        </text:list-item>
      </text:list>
      <text:p text:style-name="Resume_20_Heading_20_2">Linux Security Engineer<text:tab/>Hewlett-Packard, 2004-2006</text:p>
      <text:p text:style-name="Resume_20_Body">Selling Linux into government and high finance requires officially-recognized security certifications. <text:s/>I wrote the “audit-test” harness (Bash) and “augrok” tool (Perl) which were used for successful CAPP and LSPP certifications at the time, and are still being used today for ongoing certification efforts by HP.</text:p>
      <text:p text:style-name="Resume_20_Heading_20_2">Tru64 UNIX Kernel Developer<text:tab/>Compaq, 1999-2004</text:p>
      <text:p text:style-name="Resume_20_Body">Tru64 was a high-performance UNIX running on the Alpha processor. I joined the network team to develop the Ethernet drivers used by NASA, 911 call centers, stock market exchanges and major telephone carriers.</text:p>
      <text:list xml:id="list162112544309263" text:continue-list="list3544814288587426386" text:style-name="Resume_20_Bullet_20__28_List_20_Style_29_">
        <text:list-item>
          <text:p text:style-name="P4">Wrote Tigon3 Gigabit Ethernet driver consisting of 13k lines of threaded C, including a custom high-performance interrupt mitigation algorithm.</text:p>
        </text:list-item>
        <text:list-item>
          <text:p text:style-name="P4">Designed and implemented 64-bit network counters with backward-compatible ioctls.</text:p>
        </text:list-item>
        <text:list-item>
          <text:p text:style-name="P4">Debugged critical network driver issues for Ericsson and Motorola telco releases.</text:p>
        </text:list-item>
      </text:list>
      <text:p text:style-name="Resume_20_Heading_20_2">Network Engineer<text:tab/>Burlington Coat Factory, 1997-1998</text:p>
      <text:p text:style-name="Resume_20_Body">At Burlington Coat Factory, I developed a unified printing system based on LPRng with the ability to print to any printer in the company, including the stores, from anywhere on the network. I also played a key role in helping BCF migrate from SunOS to Linux in the stores by prototyping the store back-end server using Red Hat Linux on SPARC.</text:p>
      <text:p text:style-name="Resume_20_Heading_20_1A">Open Source</text:p>
      <text:p text:style-name="Resume_20_Body">I have contributed to all the major Linux distributions and numerous upstream projects such as GNOME, Spacemacs, Vagrant <text:span text:style-name="T10">and VCR.py</text:span>. Below are some of my favorites.</text:p>
      <text:p text:style-name="Resume_20_Heading_20_2">Django-Allauth</text:p>
      <text:p text:style-name="Resume_20_Body">Allauth is the leading social authentication package for Django. I’ve made heavy use of django-allauth in client projects, especially writing custom OAuth2 providers, and I’ve contributed bug fixes and enhancements upstream, especially for the Facebook provider.</text:p>
      <text:p text:style-name="Resume_20_Heading_20_2">Mixpanel-Celery</text:p>
      <text:p text:style-name="Resume_20_Body">Mixpanel provides analytics as a service. I’m a maintainer for mixpanel-celery, which enables Python applications to asynchronously send Mixpanel events by tossing them on a Celery queue.</text:p>
      <text:p text:style-name="Resume_20_Heading_20_2">Gentoo Linux<text:tab/>2001-2007</text:p>
      <text:p text:style-name="Resume_20_Body">Gentoo is a source-based Linux distribution, <text:span text:style-name="T10">so</text:span> the system builds a customized version of itself on your machine rather than installing pre-built binary packages. I was one of the first developers to join the Gentoo team and played key roles in its development and leadership. During my tenure, I had more than 13,500 commits to the Gentoo source repository.</text:p>
      <text:p text:style-name="Resume_20_Heading_20_1">Education</text:p>
      <text:p text:style-name="Resume_20_Heading_20_2">Bachelor of Arts in Computer Science<text:tab/>Taylor University, 1994-1999</text:p>
      <text:p text:style-name="Resume_20_Body">Concentration in Intelligent Systems. CS network administrator as a freshman onwar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Times New Roman3" svg:font-family="'Times New Roman'" style:font-family-generic="roman"/>
    <style:font-face style:name="Times New Roman1" svg:font-family="'Times New Roman'" style:font-adornments="Normal" style:font-family-generic="roman"/>
    <style:font-face style:name="Abyssinica SIL" svg:font-family="'Abyssinica SIL'" style:font-adornments="Bold Italic" style:font-pitch="variable"/>
    <style:font-face style:name="Cantarell" svg:font-family="Cantarell" style:font-adornments="Bold" style:font-pitch="variable"/>
    <style:font-face style:name="Georgia1" svg:font-family="Georgia" style:font-pitch="variable"/>
    <style:font-face style:name="Georgia" svg:font-family="Georgia" style:font-adornments="Regular" style:font-pitch="variable"/>
    <style:font-face style:name="Ubuntu1" svg:font-family="Ubuntu" style:font-pitch="variable"/>
    <style:font-face style:name="Ubuntu" svg:font-family="Ubuntu" style:font-adornments="Bold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efaultHack" style:class="text" style:master-page-name="">
      <style:paragraph-properties style:page-number="auto" style:writing-mode="page"/>
      <style:text-properties style:font-name="Georgia" fo:font-family="Georgia" style:font-style-name="Regular" style:font-pitch="variable" fo:font-size="10pt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fo:font-style="normal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" style:class="text" style:master-page-name="">
      <style:paragraph-properties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margin-top="0in" fo:margin-bottom="0in" loext:contextual-spacing="false" fo:text-align="start" style:justify-single-word="false" style:vertical-align="top">
        <style:tab-stops>
          <style:tab-stop style:position="7.1882in" style:type="right"/>
        </style:tab-stops>
      </style:paragraph-properties>
      <style:text-properties style:font-name="Cantarell" fo:font-family="Cantarell" style:font-style-name="Bold" style:font-pitch="variable" fo:font-size="28pt" fo:font-weight="bold" style:font-size-asian="18pt" style:font-weight-asian="normal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Resume_20_Bullet" style:display-name="Resume Bullet" style:family="paragraph" style:parent-style-name="Text_20_body" style:default-outline-level="" style:list-style-name="Resume_20_Bullet_20__28_List_20_Style_29_">
      <style:paragraph-properties>
        <style:tab-stops/>
      </style:paragraph-properties>
      <style:text-properties fo:font-size="10pt" style:font-size-asian="10.5pt"/>
    </style:style>
    <style:style style:name="Heading_20_2" style:display-name="Heading 2" style:family="paragraph" style:parent-style-name="Heading" style:next-style-name="Heading_20_3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Resume_20_Bullet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Resume_20_Heading_20_1" style:display-name="Resume Heading 1" style:family="paragraph" style:parent-style-name="Heading" style:next-style-name="Resume_20_Heading_20_2">
      <style:paragraph-properties fo:margin-top="0.1402in" fo:margin-bottom="0in" loext:contextual-spacing="false" style:writing-mode="page"/>
      <style:text-properties style:font-name="Ubuntu" fo:font-family="Ubuntu" style:font-style-name="Bold" style:font-pitch="variable" fo:font-size="14pt" fo:font-weight="bold"/>
    </style:style>
    <style:style style:name="Resume_20_Heading_20_2" style:display-name="Resume Heading 2" style:family="paragraph" style:parent-style-name="Resume_20_Heading_20_1" style:next-style-name="Resume_20_Body" style:master-page-name="">
      <style:paragraph-properties fo:margin-left="0.3in" fo:margin-right="0in" fo:margin-top="0.1201in" fo:margin-bottom="0.0598in" loext:contextual-spacing="false" fo:text-indent="0in" style:auto-text-indent="false" style:page-number="auto" style:writing-mode="page">
        <style:tab-stops>
          <style:tab-stop style:position="7.5in" style:type="right"/>
        </style:tab-stops>
      </style:paragraph-properties>
      <style:text-properties fo:font-size="11pt" fo:font-weight="bold"/>
    </style:style>
    <style:style style:name="Resume_20_Professional_20_Summary" style:display-name="Resume Professional Summary" style:family="paragraph" style:parent-style-name="Resume_20_Heading_20_1" style:next-style-name="Resume_20_Bullet"/>
    <style:style style:name="Resume_20_Heading_20_1A" style:display-name="Resume Heading 1A" style:family="paragraph" style:parent-style-name="Resume_20_Heading_20_1" style:next-style-name="Resume_20_Bullet" style:master-page-name="">
      <style:paragraph-properties fo:margin-top="0.2in" fo:margin-bottom="0.0598in" loext:contextual-spacing="false" style:page-number="auto" style:writing-mode="page"/>
    </style:style>
    <style:style style:name="Resume_20_Body" style:display-name="Resume Body" style:family="paragraph" style:parent-style-name="Text_20_body" style:master-page-name="">
      <style:paragraph-properties fo:margin-left="0.3in" fo:margin-right="0in" fo:margin-top="0in" fo:margin-bottom="0.0598in" loext:contextual-spacing="false" fo:keep-together="always" fo:text-indent="0in" style:auto-text-indent="false" style:page-number="auto"/>
      <style:text-properties style:font-size-asian="10.5pt"/>
    </style:style>
    <style:style style:name="DefaultHack" style:family="paragraph">
      <style:text-properties style:font-name="Abyssinica SIL" fo:font-family="'Abyssinica SIL'" style:font-style-name="Bold Italic" style:font-pitch="variable" fo:font-size="20pt" fo:font-style="italic" fo:font-weight="bold" style:font-size-asian="10.5pt"/>
    </style:style>
    <style:style style:name="List_20_1_20_Start" style:display-name="List 1 Start" style:family="paragraph" style:parent-style-name="List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Resume_20_Bullet_20__28_List_20_Style_29_" style:display-name="Resume Bullet (List Style)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15in" fo:margin-left="0.5in"/>
        </style:list-level-properties>
        <style:text-properties style:font-name="Times New Roman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Times New Roman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Times New Roman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imes New Roman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Times New Roman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Times New Roman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Times New Roman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Times New Roman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Times New Roman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65in" fo:margin-bottom="0.65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01T12:23:01</meta:creation-date>
    <meta:editing-duration>P1DT8H8M29S</meta:editing-duration>
    <meta:editing-cycles>20</meta:editing-cycles>
    <meta:generator>LibreOffice/5.2.3.3$Linux_X86_64 LibreOffice_project/20$Build-3</meta:generator>
    <dc:date>2016-12-15T16:21:10.790298212</dc:date>
    <meta:print-date>2016-12-13T13:18:47.152966109</meta:print-date>
    <meta:document-statistic meta:table-count="0" meta:image-count="0" meta:object-count="0" meta:page-count="2" meta:paragraph-count="55" meta:word-count="998" meta:character-count="6723" meta:non-whitespace-character-count="5798"/>
  </office:meta>
</office:document-meta>
</file>